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39e" officeooo:paragraph-rsid="0010c39e"/>
    </style:style>
    <style:style style:name="P2" style:family="paragraph" style:parent-style-name="Standard">
      <style:text-properties officeooo:paragraph-rsid="0010c39e"/>
    </style:style>
    <style:style style:name="P3" style:family="paragraph" style:parent-style-name="Text_20_body">
      <style:text-properties officeooo:rsid="0010c39e" officeooo:paragraph-rsid="0010c39e"/>
    </style:style>
    <style:style style:name="P4" style:family="paragraph" style:parent-style-name="Text_20_body">
      <style:text-properties officeooo:paragraph-rsid="0010c39e"/>
    </style:style>
    <style:style style:name="P5" style:family="paragraph" style:parent-style-name="Text_20_body">
      <style:text-properties officeooo:rsid="00121aab" officeooo:paragraph-rsid="00121aab"/>
    </style:style>
    <style:style style:name="P6" style:family="paragraph" style:parent-style-name="Standard" style:list-style-name="L1">
      <style:text-properties officeooo:rsid="0010c39e" officeooo:paragraph-rsid="0010c39e"/>
    </style:style>
    <style:style style:name="P7" style:family="paragraph" style:parent-style-name="Standard">
      <style:text-properties officeooo:rsid="0010c39e" officeooo:paragraph-rsid="0010c39e"/>
    </style:style>
    <style:style style:name="P8" style:family="paragraph" style:parent-style-name="Standard">
      <style:text-properties style:font-name="sans-serif" fo:font-size="13.5pt"/>
    </style:style>
    <style:style style:name="P9" style:family="paragraph" style:parent-style-name="Standard">
      <style:text-properties style:font-name="sans-serif" fo:font-size="14.25pt"/>
    </style:style>
    <style:style style:name="P10" style:family="paragraph" style:parent-style-name="Standard">
      <style:text-properties style:font-name="sans-serif" fo:font-size="10pt" style:font-size-asian="10pt" style:font-size-complex="10pt"/>
    </style:style>
    <style:style style:name="P11" style:family="paragraph" style:parent-style-name="Standard">
      <style:text-properties style:font-name="sans-serif" fo:font-size="10pt" officeooo:rsid="0010c39e" officeooo:paragraph-rsid="0010c39e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sans-serif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0c39e" officeooo:paragraph-rsid="0010c39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16e0a0" officeooo:paragraph-rsid="0016e0a0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6e0a0" officeooo:paragraph-rsid="00184dc2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6e0a0" officeooo:paragraph-rsid="001bbe85" style:font-size-asian="14pt" style:font-weight-asian="normal" style:font-size-complex="14pt" style:font-weight-complex="normal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0c39e"/>
    </style:style>
    <style:style style:name="T2" style:family="text">
      <style:text-properties fo:font-style="italic"/>
    </style:style>
    <style:style style:name="T3" style:family="text">
      <style:text-properties officeooo:rsid="00121aab"/>
    </style:style>
    <style:style style:name="T4" style:family="text">
      <style:text-properties officeooo:rsid="001446d4"/>
    </style:style>
    <style:style style:name="T5" style:family="text">
      <style:text-properties style:font-name="monospace"/>
    </style:style>
    <style:style style:name="T6" style:family="text">
      <style:text-properties officeooo:rsid="0017dd11"/>
    </style:style>
    <style:style style:name="T7" style:family="text">
      <style:text-properties officeooo:rsid="00184dc2"/>
    </style:style>
    <style:style style:name="T8" style:family="text">
      <style:text-properties officeooo:rsid="001a0df4"/>
    </style:style>
    <style:style style:name="T9" style:family="text">
      <style:text-properties officeooo:rsid="001bbe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Université</text:span> Joseph Fourier, Grenoble<text:tab/><text:tab/><text:tab/><text:tab/><text:tab/><text:tab/><text:tab/> <text:s text:c="4"/><text:span text:style-name="T4">TIBA Mohamed</text:span></text:p>
      <text:p text:style-name="P10">Licence d'Informatique L3<text:tab/><text:tab/><text:tab/><text:tab/><text:tab/><text:tab/><text:tab/><text:tab/> <text:s text:c="9"/><text:span text:style-name="T4">UZAN Lucas</text:span></text:p>
      <text:p text:style-name="P9"/>
      <text:p text:style-name="P9"/>
      <text:p text:style-name="P12">Introduction aux <text:span text:style-name="T4">Systèmes</text:span> et <text:span text:style-name="T4">Réseaux</text:span></text:p>
      <text:p text:style-name="P12">TP n<text:span text:style-name="T5">°</text:span>4 : <text:span text:style-name="T4">Réalisation</text:span> d'un mini-shell</text:p>
      <text:p text:style-name="P13"/>
      <text:p text:style-name="P1"/>
      <text:p text:style-name="P1"/>
      <text:p text:style-name="P14">a) Principales modifications introduites dans la structure du shell : </text:p>
      <text:p text:style-name="P1"/>
      <text:p text:style-name="P14"><text:span text:style-name="T7">b</text:span>) <text:span text:style-name="T6">Résumé</text:span> solutions <text:span text:style-name="T6">adoptées</text:span> pour le contrôle des travaux et la gestion des signaux : </text:p>
      <text:p text:style-name="P1"/>
      <text:p text:style-name="P15"><text:span text:style-name="T7">c</text:span>) <text:span text:style-name="T8">Description des tests effectués</text:span> : </text:p>
      <text:p text:style-name="P15"/>
      <text:p text:style-name="P16"><text:span text:style-name="T9">d</text:span>) <text:span text:style-name="T9">Autres informations</text:span> : </text:p>
      <text:p text:style-name="P1"/>
      <text:p text:style-name="P1">Notre <text:span text:style-name="T2">shell</text:span> est une simple boucle d'interaction qui affiche une invite de commande <text:span text:style-name="Teletype">"&lt;my_shell&gt;"</text:span>, lit une ligne entrée au clavier (<text:span text:style-name="Teletype">fgets(3)</text:span>), l'exécute, et recommence.</text:p>
      <text:p text:style-name="P1"><text:s/>Le <text:span text:style-name="T2">shell</text:span> quitte quand l'utilisateur tape Contrôle+D à la place d'une commande. </text:p>
      <text:p text:style-name="P1"/>
      <text:p text:style-name="P1">Pour bien organiser la programmation, on a 3 principe fichier, </text:p>
      <text:list xml:id="list1526910355990504049" text:style-name="L1">
        <text:list-item>
          <text:p text:style-name="P6">eval.c (interprete une ligne de commande passée en paramétré) </text:p>
        </text:list-item>
        <text:list-item>
          <text:p text:style-name="P6">signal.c ( qui contient tous les Signal handlers) </text:p>
        </text:list-item>
        <text:list-item>
          <text:p text:style-name="P6">job.c (qui contient les fonctions qui gèrent la liste des jobs )</text:p>
        </text:list-item>
      </text:list>
      <text:p text:style-name="P1"/>
      <text:p text:style-name="P1">Dans un premier temps, la commande est simplement un nom de programme à exécuter dans un processus séparé (<text:span text:style-name="Teletype">fork(2)</text:span> et <text:span text:style-name="Teletype">execlp(2)</text:span>). Le <text:span text:style-name="T2">shell</text:span> doit attendre que le programme se termine (<text:span text:style-name="Teletype">waitpid</text:span>) avant de rendre la main à l'utilisateur. </text:p>
      <text:p text:style-name="P1"/>
      <text:p text:style-name="P2"><text:span text:style-name="T1">Après, on a m</text:span>odifi<text:span text:style-name="T1">é</text:span> <text:span text:style-name="T1">notre</text:span> <text:span text:style-name="T2">shell</text:span> pour que, si une commande est en cours d'exécution, un appui sur Contrôle+C interrompe la commande et redonne la main à l'utilisateur sans toutefois quitter le <text:span text:style-name="T2">shell</text:span>. On <text:span text:style-name="T1">a </text:span>utilis<text:span text:style-name="T1">é</text:span> pour cela <text:span text:style-name="T1">le sigint_handler.</text:span></text:p>
      <text:p text:style-name="P1">Et aussi appui sur le Contrôle+Z arrête la commande et redonne la main à l'utilisateur sans toutefois quitter le shell, on a utilisé pour cela le sigtstp_handler.</text:p>
      <text:p text:style-name="P1"/>
      <text:p text:style-name="P3">Notre <text:span text:style-name="T2">shell</text:span> devra tout de même détecter la terminaison des programmes en tâche de fond afin de: </text:p>
      <text:list xml:id="list1939101410873418122" text:style-name="L2">
        <text:list-item>
          <text:p text:style-name="P18">éviter les processus <text:span text:style-name="T2">zombies</text:span>, </text:p>
        </text:list-item>
        <text:list-item>
          <text:p text:style-name="P17">prévenir l'utilisateur de la bonne ou mauvaise terminaison de la commande. </text:p>
        </text:list-item>
      </text:list>
      <text:p text:style-name="P4"><text:span text:style-name="T1">P</text:span>our cela <text:span text:style-name="T1">on a utilisé</text:span> le signal <text:span text:style-name="Teletype">SIGCHLD</text:span> grâce à un <text:span text:style-name="T2">handler</text:span>. </text:p>
      <text:p text:style-name="P3">Sigchld_handler <text:s/>Le noyau envoie un SIGCHLD au shell à chaque fois que se termine un travail <text:s/>d'enfant (devient un zombie), ou arrête parce qu'il a reçu un SIGSTOP ou SIGTSTP. <text:line-break/>Le Handler recueille tous les enfants de zombies disponibles, mais ne pas attendre pour tous les autres enfants qui courent actuellement de mettre fin.</text:p>
      <text:p text:style-name="P3"><text:span text:style-name="T3">Après, on a modifié le</text:span> <text:span text:style-name="T2">shell</text:span> pour qu'il gère deux types de commandes: une commande terminée par <text:span text:style-name="Teletype">&amp;</text:span> sera lancée en tâche de fond tandis qu'une commande non terminée par <text:span text:style-name="Teletype">&amp;</text:span> sera lancée au premier <text:soft-page-break/>plan. </text:p>
      <text:p text:style-name="P5">Ce qui nous a permet d'utiliser une fonction (do_bgfg) , la fonction qui sert à utiliser (fg%job) et (bg%job) après la suspension d'un job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6-04-12T09:44:20.599232173</meta:creation-date>
    <dc:date>2016-04-13T21:37:11.506175833</dc:date>
    <meta:editing-duration>PT9M42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401" meta:character-count="2454" meta:non-whitespace-character-count="2037"/>
  </office:meta>
</office:document-meta>
</file>